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color="#FF0000" fo:font-size="28pt" style:font-size-asian="28pt" style:font-size-complex="28pt"/>
    </style:style>
    <style:style style:name="P2" style:parent-style-name="Normale" style:family="paragraph">
      <style:text-properties fo:font-weight="bold" style:font-weight-asian="bold" fo:color="#FF0000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P6" style:parent-style-name="Normale" style:family="paragraph">
      <style:text-properties fo:font-weight="bold" style:font-weight-asian="bold" fo:color="#FF0000"/>
    </style:style>
    <style:style style:name="T7" style:parent-style-name="Car.predefinitoparagrafo" style:family="text">
      <style:text-properties fo:font-weight="bold" style:font-weight-asian="bold" fo:color="#FF0000"/>
    </style:style>
    <style:style style:name="T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0" style:parent-style-name="Nessunaspaziatura" style:family="paragraph">
      <style:text-properties fo:font-weight="bold" style:font-weight-asian="bold" fo:color="#FF0000"/>
    </style:style>
    <style:style style:name="T11" style:parent-style-name="Car.predefinitoparagrafo" style:family="text">
      <style:text-properties fo:font-weight="bold" style:font-weight-asian="bold" fo:color="#FF0000"/>
    </style:style>
    <style:style style:name="P12" style:parent-style-name="Nessunaspaziatura" style:family="paragraph">
      <style:text-properties fo:font-weight="bold" style:font-weight-asian="bold" fo:color="#FF0000"/>
    </style:style>
    <style:style style:name="P13" style:parent-style-name="Nessunaspaziatura" style:list-style-name="LFO2" style:family="paragraph">
      <style:text-properties fo:font-weight="bold" style:font-weight-asian="bold"/>
    </style:style>
    <style:style style:name="P14" style:parent-style-name="Nessunaspaziatura" style:list-style-name="LFO3" style:family="paragraph"/>
    <style:style style:name="T15" style:parent-style-name="Car.predefinitoparagrafo" style:family="text">
      <style:text-properties fo:font-weight="bold" style:font-weight-asian="bold"/>
    </style:style>
    <style:style style:name="P16" style:parent-style-name="Nessunaspaziatura" style:list-style-name="LFO3" style:family="paragraph"/>
    <style:style style:name="T17" style:parent-style-name="Car.predefinitoparagrafo" style:family="text">
      <style:text-properties fo:font-weight="bold" style:font-weight-asian="bold"/>
    </style:style>
    <style:style style:name="P18" style:parent-style-name="Normale" style:family="paragraph">
      <style:text-properties fo:font-weight="bold" style:font-weight-asian="bold" fo:color="#FF0000"/>
    </style:style>
    <style:style style:name="P19" style:parent-style-name="Normale" style:family="paragraph">
      <style:text-properties fo:font-weight="bold" style:font-weight-asian="bold" fo:color="#FF0000"/>
    </style:style>
    <style:style style:name="P20" style:parent-style-name="Normale" style:family="paragraph">
      <style:text-properties fo:font-weight="bold" style:font-weight-asian="bold" fo:color="#FF0000"/>
    </style:style>
    <style:style style:name="P21" style:parent-style-name="Normale" style:family="paragraph">
      <style:text-properties fo:font-weight="bold" style:font-weight-asian="bold" fo:color="#FF0000"/>
    </style:style>
    <style:style style:name="P22" style:parent-style-name="Normale" style:family="paragraph">
      <style:text-properties fo:font-weight="bold" style:font-weight-asian="bold" fo:color="#FF0000"/>
    </style:style>
    <style:style style:name="P23" style:parent-style-name="Normale" style:family="paragraph">
      <style:text-properties fo:font-weight="bold" style:font-weight-asian="bold" fo:color="#FF0000"/>
    </style:style>
    <style:style style:name="P24" style:parent-style-name="Normale" style:family="paragraph">
      <style:text-properties fo:font-weight="bold" style:font-weight-asian="bold" fo:color="#FF0000"/>
    </style:style>
    <style:style style:name="P25" style:parent-style-name="Normale" style:family="paragraph">
      <style:text-properties fo:font-weight="bold" style:font-weight-asian="bold" fo:color="#FF0000"/>
    </style:style>
    <style:style style:name="P26" style:parent-style-name="Normale" style:family="paragraph">
      <style:text-properties fo:font-weight="bold" style:font-weight-asian="bold" fo:color="#FF0000"/>
    </style:style>
    <style:style style:name="P27" style:parent-style-name="Normale" style:family="paragraph">
      <style:text-properties fo:font-weight="bold" style:font-weight-asian="bold" fo:color="#FF0000"/>
    </style:style>
    <style:style style:name="P28" style:parent-style-name="Normale" style:family="paragraph">
      <style:text-properties fo:font-weight="bold" style:font-weight-asian="bold" fo:color="#FF0000"/>
    </style:style>
    <style:style style:name="P29" style:parent-style-name="Normale" style:family="paragraph">
      <style:text-properties fo:font-weight="bold" style:font-weight-asian="bold" fo:color="#FF0000"/>
    </style:style>
    <style:style style:name="P30" style:parent-style-name="Normale" style:family="paragraph">
      <style:text-properties fo:font-weight="bold" style:font-weight-asian="bold" fo:color="#FF0000"/>
    </style:style>
    <style:style style:name="P31" style:parent-style-name="Normale" style:family="paragraph">
      <style:text-properties fo:font-weight="bold" style:font-weight-asian="bold" fo:color="#FF0000"/>
    </style:style>
    <style:style style:name="P32" style:parent-style-name="Normale" style:family="paragraph">
      <style:text-properties fo:font-weight="bold" style:font-weight-asian="bold" fo:color="#FF0000"/>
    </style:style>
    <style:style style:name="P33" style:parent-style-name="Normale" style:family="paragraph">
      <style:text-properties fo:font-weight="bold" style:font-weight-asian="bold" fo:color="#FF0000"/>
    </style:style>
    <style:style style:name="P34" style:parent-style-name="Normale" style:family="paragraph">
      <style:text-properties fo:font-weight="bold" style:font-weight-asian="bold" fo:color="#FF0000"/>
    </style:style>
    <style:style style:name="P35" style:parent-style-name="Normale" style:family="paragraph">
      <style:text-properties fo:font-weight="bold" style:font-weight-asian="bold" fo:color="#00B0F0"/>
    </style:style>
    <style:style style:name="T36" style:parent-style-name="Car.predefinitoparagrafo" style:family="text">
      <style:text-properties fo:background-color="#FFFF00"/>
    </style:style>
    <style:style style:name="T37" style:parent-style-name="Car.predefinitoparagrafo" style:family="text">
      <style:text-properties fo:font-weight="bold" style:font-weight-asian="bold"/>
    </style:style>
    <style:style style:name="T38" style:parent-style-name="Car.predefinitoparagrafo" style:family="text">
      <style:text-properties fo:font-weight="bold" style:font-weight-asian="bold"/>
    </style:style>
    <style:style style:name="T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background-color="#FFFF00"/>
    </style:style>
    <style:style style:name="T41" style:parent-style-name="Car.predefinitoparagrafo" style:family="text">
      <style:text-properties fo:background-color="#FFFF00"/>
    </style:style>
    <style:style style:name="T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3" style:parent-style-name="Car.predefinitoparagrafo" style:family="text">
      <style:text-properties fo:background-color="#FFFF00"/>
    </style:style>
    <style:style style:name="T44" style:parent-style-name="Car.predefinitoparagrafo" style:family="text">
      <style:text-properties fo:color="#FFC000"/>
    </style:style>
    <style:style style:name="T45" style:parent-style-name="Car.predefinitoparagrafo" style:family="text">
      <style:text-properties fo:background-color="#FFFF00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background-color="#FFFF00"/>
    </style:style>
    <style:style style:name="T48" style:parent-style-name="Car.predefinitoparagrafo" style:family="text">
      <style:text-properties fo:background-color="#FFFF00"/>
    </style:style>
    <style:style style:name="T49" style:parent-style-name="Car.predefinitoparagrafo" style:family="text">
      <style:text-properties fo:background-color="#FFFF00"/>
    </style:style>
    <style:style style:name="T50" style:parent-style-name="Car.predefinitoparagrafo" style:family="text">
      <style:text-properties fo:color="#FFC000"/>
    </style:style>
    <style:style style:name="T51" style:parent-style-name="Car.predefinitoparagrafo" style:family="text">
      <style:text-properties fo:background-color="#FFFF00"/>
    </style:style>
    <style:style style:name="T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3" style:parent-style-name="Car.predefinitoparagrafo" style:family="text">
      <style:text-properties fo:background-color="#FFFF00"/>
    </style:style>
    <style:style style:name="P54" style:parent-style-name="Normale" style:family="paragraph">
      <style:text-properties fo:font-weight="bold" style:font-weight-asian="bold" fo:color="#FF0000"/>
    </style:style>
    <style:style style:name="P55" style:parent-style-name="Normale" style:family="paragraph">
      <style:text-properties fo:font-weight="bold" style:font-weight-asian="bold" fo:color="#00B0F0"/>
    </style:style>
    <style:style style:name="P56" style:parent-style-name="Nessunaspaziatura" style:list-style-name="LFO13" style:family="paragraph"/>
    <style:style style:name="T57" style:parent-style-name="Car.predefinitoparagrafo" style:family="text">
      <style:text-properties fo:background-color="#FFFF00"/>
    </style:style>
    <style:style style:name="P58" style:parent-style-name="Nessunaspaziatura" style:family="paragraph">
      <style:text-properties fo:font-size="8pt" style:font-size-asian="8pt" style:font-size-complex="8pt"/>
    </style:style>
    <style:style style:name="P59" style:parent-style-name="Nessunaspaziatura" style:family="paragraph">
      <style:text-properties fo:font-size="8pt" style:font-size-asian="8pt" style:font-size-complex="8pt"/>
    </style:style>
    <style:style style:name="P60" style:parent-style-name="Nessunaspaziatura" style:family="paragraph">
      <style:text-properties fo:font-size="8pt" style:font-size-asian="8pt" style:font-size-complex="8pt"/>
    </style:style>
    <style:style style:name="P61" style:parent-style-name="Nessunaspaziatura" style:list-style-name="LFO13" style:family="paragraph"/>
    <style:style style:name="T62" style:parent-style-name="Car.predefinitoparagrafo" style:family="text">
      <style:text-properties fo:font-weight="bold" style:font-weight-asian="bold"/>
    </style:style>
    <style:style style:name="P63" style:parent-style-name="Nessunaspaziatura" style:family="paragraph">
      <style:text-properties fo:font-size="8pt" style:font-size-asian="8pt" style:font-size-complex="8pt"/>
    </style:style>
    <style:style style:name="P64" style:parent-style-name="Nessunaspaziatura" style:family="paragraph">
      <style:text-properties fo:font-size="8pt" style:font-size-asian="8pt" style:font-size-complex="8pt"/>
    </style:style>
    <style:style style:name="P65" style:parent-style-name="Nessunaspaziatura" style:family="paragraph">
      <style:text-properties fo:font-size="8pt" style:font-size-asian="8pt" style:font-size-complex="8pt"/>
    </style:style>
    <style:style style:name="P66" style:parent-style-name="Nessunaspaziatura" style:family="paragraph">
      <style:text-properties fo:font-size="8pt" style:font-size-asian="8pt" style:font-size-complex="8pt"/>
    </style:style>
    <style:style style:name="P67" style:parent-style-name="Nessunaspaziatura" style:family="paragraph">
      <style:text-properties fo:font-size="8pt" style:font-size-asian="8pt" style:font-size-complex="8pt"/>
    </style:style>
    <style:style style:name="P68" style:parent-style-name="Nessunaspaziatura" style:family="paragraph">
      <style:text-properties fo:font-size="8pt" style:font-size-asian="8pt" style:font-size-complex="8pt"/>
    </style:style>
    <style:style style:name="P69" style:parent-style-name="Nessunaspaziatura" style:family="paragraph">
      <style:text-properties fo:font-size="8pt" style:font-size-asian="8pt" style:font-size-complex="8pt"/>
    </style:style>
    <style:style style:name="P70" style:parent-style-name="Nessunaspaziatura" style:family="paragraph">
      <style:text-properties fo:font-size="8pt" style:font-size-asian="8pt" style:font-size-complex="8pt"/>
    </style:style>
    <style:style style:name="P71" style:parent-style-name="Nessunaspaziatura" style:family="paragraph">
      <style:text-properties fo:font-size="8pt" style:font-size-asian="8pt" style:font-size-complex="8pt"/>
    </style:style>
    <style:style style:name="P72" style:parent-style-name="Nessunaspaziatura" style:family="paragraph">
      <style:text-properties fo:font-size="8pt" style:font-size-asian="8pt" style:font-size-complex="8pt"/>
    </style:style>
    <style:style style:name="P73" style:parent-style-name="Normale" style:family="paragraph">
      <style:text-properties fo:font-weight="bold" style:font-weight-asian="bold" fo:color="#00B0F0"/>
    </style:style>
    <style:style style:name="P74" style:parent-style-name="Normale" style:family="paragraph">
      <style:text-properties fo:font-weight="bold" style:font-weight-asian="bold" fo:color="#FF0000"/>
    </style:style>
    <style:style style:name="P75" style:parent-style-name="Normale" style:family="paragraph">
      <style:text-properties fo:font-weight="bold" style:font-weight-asian="bold" fo:color="#FF0000"/>
    </style:style>
    <style:style style:name="P76" style:parent-style-name="Normale" style:family="paragraph">
      <style:text-properties fo:font-weight="bold" style:font-weight-asian="bold" fo:color="#FF0000"/>
    </style:style>
    <style:style style:name="P77" style:parent-style-name="Normale" style:family="paragraph">
      <style:text-properties fo:font-weight="bold" style:font-weight-asian="bold" fo:color="#FF0000"/>
    </style:style>
    <style:style style:name="T78" style:parent-style-name="Car.predefinitoparagrafo" style:family="text">
      <style:text-properties fo:font-weight="bold" style:font-weight-asian="bold" fo:color="#FF0000"/>
    </style:style>
    <style:style style:name="T79" style:parent-style-name="Car.predefinitoparagrafo" style:family="text">
      <style:text-properties fo:font-weight="bold" style:font-weight-asian="bold" fo:color="#FF0000"/>
    </style:style>
    <style:style style:name="T80" style:parent-style-name="Car.predefinitoparagrafo" style:family="text">
      <style:text-properties fo:font-weight="bold" style:font-weight-asian="bold" fo:color="#FF0000"/>
    </style:style>
    <style:style style:name="T81" style:parent-style-name="Car.predefinitoparagrafo" style:family="text">
      <style:text-properties fo:font-weight="bold" style:font-weight-asian="bold" fo:color="#00B0F0"/>
    </style:style>
    <style:style style:name="P82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83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84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85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86" style:parent-style-name="Nessunaspaziatura" style:list-style-name="LFO1" style:family="paragraph"/>
    <style:style style:name="T87" style:parent-style-name="Car.predefinitoparagrafo" style:family="text">
      <style:text-properties style:font-name="Calibri" style:font-name-complex="Calibri" fo:font-size="8pt" style:font-size-asian="8pt" style:font-size-complex="8pt"/>
    </style:style>
    <style:style style:name="T88" style:parent-style-name="Car.predefinitoparagrafo" style:family="text">
      <style:text-properties style:font-name="Calibri" style:font-name-complex="Calibri" fo:font-weight="bold" style:font-weight-asian="bold" fo:font-size="8pt" style:font-size-asian="8pt" style:font-size-complex="8pt"/>
    </style:style>
    <style:style style:name="T89" style:parent-style-name="Car.predefinitoparagrafo" style:family="text">
      <style:text-properties style:font-name="Calibri" style:font-name-complex="Calibri" fo:font-size="8pt" style:font-size-asian="8pt" style:font-size-complex="8pt"/>
    </style:style>
    <style:style style:name="P90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91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92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93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94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/>
    </style:style>
    <style:style style:name="P95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96" style:parent-style-name="Nessunaspaziatura" style:list-style-name="LFO11" style:family="paragraph">
      <style:text-properties style:font-name="Calibri" style:font-name-complex="Calibri" fo:font-size="8pt" style:font-size-asian="8pt" style:font-size-complex="8pt"/>
    </style:style>
    <style:style style:name="P97" style:parent-style-name="Nessunaspaziatura" style:list-style-name="LFO11" style:family="paragraph">
      <style:text-properties style:font-name="Calibri" style:font-name-complex="Calibri" fo:font-size="8pt" style:font-size-asian="8pt" style:font-size-complex="8pt"/>
    </style:style>
    <style:style style:name="P98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/>
    </style:style>
    <style:style style:name="P99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00" style:parent-style-name="Nessunaspaziatura" style:list-style-name="LFO11" style:family="paragraph">
      <style:text-properties style:font-name="Calibri" style:font-name-complex="Calibri" fo:font-size="8pt" style:font-size-asian="8pt" style:font-size-complex="8pt"/>
    </style:style>
    <style:style style:name="P101" style:parent-style-name="Nessunaspaziatura" style:list-style-name="LFO5" style:family="paragraph">
      <style:text-properties style:font-name="Calibri" style:font-name-complex="Calibri" fo:font-size="8pt" style:font-size-asian="8pt" style:font-size-complex="8pt"/>
    </style:style>
    <style:style style:name="P102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103" style:parent-style-name="Nessunaspaziatura" style:list-style-name="LFO1" style:family="paragraph">
      <style:text-properties style:font-name="Calibri" style:font-name-complex="Calibri" fo:font-size="8pt" style:font-size-asian="8pt" style:font-size-complex="8pt"/>
    </style:style>
    <style:style style:name="P104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05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06" style:parent-style-name="NormaleWeb" style:list-style-name="LFO1" style:family="paragraph">
      <style:paragraph-properties style:vertical-align="baseline" fo:margin-top="0in" fo:margin-bottom="0in" fo:background-color="#FFFFFF"/>
      <style:text-properties style:font-name="Calibri" style:font-name-complex="Calibri" fo:font-size="8pt" style:font-size-asian="8pt" style:font-size-complex="8pt"/>
    </style:style>
    <style:style style:name="P107" style:parent-style-name="NormaleWeb" style:family="paragraph">
      <style:paragraph-properties style:vertical-align="baseline" fo:margin-top="0in" fo:margin-bottom="0in" fo:margin-left="0.5in" fo:background-color="#FFFFFF">
        <style:tab-stops/>
      </style:paragraph-properties>
      <style:text-properties style:font-name="Calibri" style:font-name-complex="Calibri" fo:font-size="8pt" style:font-size-asian="8pt" style:font-size-complex="8pt"/>
    </style:style>
    <style:style style:name="P108" style:parent-style-name="NormaleWeb" style:list-style-name="LFO1" style:family="paragraph">
      <style:paragraph-properties style:vertical-align="baseline" fo:margin-top="0in" fo:margin-bottom="0in" fo:background-color="#FFFFFF"/>
      <style:text-properties style:font-name="Calibri" style:font-name-complex="Calibri" fo:font-size="8pt" style:font-size-asian="8pt" style:font-size-complex="8pt"/>
    </style:style>
    <style:style style:name="P109" style:parent-style-name="NormaleWeb" style:list-style-name="LFO1" style:family="paragraph">
      <style:paragraph-properties style:vertical-align="baseline" fo:margin-top="0in" fo:margin-bottom="0in" fo:background-color="#FFFFFF"/>
      <style:text-properties style:font-name="Calibri" style:font-name-complex="Calibri" fo:font-size="8pt" style:font-size-asian="8pt" style:font-size-complex="8pt"/>
    </style:style>
    <style:style style:name="P110" style:parent-style-name="NormaleWeb" style:list-style-name="LFO1" style:family="paragraph">
      <style:paragraph-properties style:vertical-align="baseline" fo:margin-top="0in" fo:margin-bottom="0in" fo:background-color="#FFFFFF"/>
      <style:text-properties style:font-name="Calibri" style:font-name-complex="Calibri" fo:font-size="8pt" style:font-size-asian="8pt" style:font-size-complex="8pt"/>
    </style:style>
    <style:style style:name="P111" style:parent-style-name="NormaleWeb" style:family="paragraph">
      <style:paragraph-properties style:vertical-align="baseline" fo:margin-top="0in" fo:margin-bottom="0in" fo:margin-left="0.5in" fo:background-color="#FFFFFF">
        <style:tab-stops/>
      </style:paragraph-properties>
      <style:text-properties style:font-name="Calibri" style:font-name-complex="Calibri" fo:font-size="8pt" style:font-size-asian="8pt" style:font-size-complex="8pt"/>
    </style:style>
    <style:style style:name="P112" style:parent-style-name="Paragrafoelenco" style:family="paragraph">
      <style:text-properties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13" style:parent-style-name="Paragrafoelenco" style:list-style-name="LFO1" style:family="paragraph">
      <style:text-properties style:font-name-complex="Calibri" fo:font-size="8pt" style:font-size-asian="8pt" style:font-size-complex="8pt"/>
    </style:style>
    <style:style style:name="P114" style:parent-style-name="Paragrafoelenco" style:family="paragraph">
      <style:text-properties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15" style:parent-style-name="Paragrafoelenco" style:family="paragraph">
      <style:text-properties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16" style:parent-style-name="Paragrafoelenco" style:list-style-name="LFO5" style:family="paragraph"/>
    <style:style style:name="T117" style:parent-style-name="Car.predefinitoparagrafo" style:family="text">
      <style:text-properties style:font-name-complex="Calibri" fo:font-size="8pt" style:font-size-asian="8pt" style:font-size-complex="8pt"/>
    </style:style>
    <style:style style:name="P118" style:parent-style-name="Paragrafoelenco" style:list-style-name="LFO5" style:family="paragraph"/>
    <style:style style:name="T119" style:parent-style-name="Car.predefinitoparagrafo" style:family="text">
      <style:text-properties style:font-name-complex="Calibri" fo:font-size="8pt" style:font-size-asian="8pt" style:font-size-complex="8pt"/>
    </style:style>
    <style:style style:name="P120" style:parent-style-name="Paragrafoelenco" style:list-style-name="LFO5" style:family="paragraph"/>
    <style:style style:name="T121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22" style:parent-style-name="Car.predefinitoparagrafo" style:family="text">
      <style:text-properties style:font-name-complex="Calibri" fo:font-size="8pt" style:font-size-asian="8pt" style:font-size-complex="8pt"/>
    </style:style>
    <style:style style:name="T123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24" style:parent-style-name="Car.predefinitoparagrafo" style:family="text">
      <style:text-properties style:font-name-complex="Calibri" fo:font-size="8pt" style:font-size-asian="8pt" style:font-size-complex="8pt"/>
    </style:style>
    <style:style style:name="T125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P126" style:parent-style-name="Nessunaspaziatura" style:family="paragraph">
      <style:paragraph-properties fo:margin-left="0.5in">
        <style:tab-stops/>
      </style:paragraph-properties>
      <style:text-properties style:font-name="Calibri" style:font-name-complex="Calibri" fo:font-size="8pt" style:font-size-asian="8pt" style:font-size-complex="8pt"/>
    </style:style>
    <style:style style:name="P127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28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29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30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31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32" style:parent-style-name="Nessunaspaziatura" style:family="paragraph">
      <style:text-properties style:font-name="Calibri" style:font-name-complex="Calibri" fo:font-size="8pt" style:font-size-asian="8pt" style:font-size-complex="8pt"/>
    </style:style>
    <style:style style:name="P133" style:parent-style-name="Paragrafoelenco" style:family="paragraph">
      <style:text-properties style:font-name-complex="Calibri" fo:font-size="8pt" style:font-size-asian="8pt" style:font-size-complex="8pt" style:text-underline-type="single" style:text-underline-style="solid" style:text-underline-width="auto" style:text-underline-mode="continuous"/>
    </style:style>
    <style:style style:name="P134" style:parent-style-name="Paragrafoelenco" style:list-style-name="LFO5" style:family="paragraph"/>
    <style:style style:name="T135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36" style:parent-style-name="Car.predefinitoparagrafo" style:family="text">
      <style:text-properties style:font-name-complex="Calibri" fo:font-size="8pt" style:font-size-asian="8pt" style:font-size-complex="8pt"/>
    </style:style>
    <style:style style:name="P137" style:parent-style-name="Paragrafoelenco" style:list-style-name="LFO5" style:family="paragraph"/>
    <style:style style:name="T138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39" style:parent-style-name="Car.predefinitoparagrafo" style:family="text">
      <style:text-properties style:font-name-complex="Calibri" fo:font-size="8pt" style:font-size-asian="8pt" style:font-size-complex="8pt"/>
    </style:style>
    <style:style style:name="P140" style:parent-style-name="Paragrafoelenco" style:list-style-name="LFO5" style:family="paragraph"/>
    <style:style style:name="T141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42" style:parent-style-name="Car.predefinitoparagrafo" style:family="text">
      <style:text-properties style:font-name-complex="Calibri" fo:font-size="8pt" style:font-size-asian="8pt" style:font-size-complex="8pt"/>
    </style:style>
    <style:style style:name="P143" style:parent-style-name="Paragrafoelenco" style:list-style-name="LFO5" style:family="paragraph"/>
    <style:style style:name="T144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45" style:parent-style-name="Car.predefinitoparagrafo" style:family="text">
      <style:text-properties style:font-name-complex="Calibri" fo:font-size="8pt" style:font-size-asian="8pt" style:font-size-complex="8pt"/>
    </style:style>
    <style:style style:name="P146" style:parent-style-name="Paragrafoelenco" style:list-style-name="LFO5" style:family="paragraph"/>
    <style:style style:name="T147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48" style:parent-style-name="Car.predefinitoparagrafo" style:family="text">
      <style:text-properties style:font-name-complex="Calibri" fo:font-size="8pt" style:font-size-asian="8pt" style:font-size-complex="8pt"/>
    </style:style>
    <style:style style:name="P149" style:parent-style-name="Paragrafoelenco" style:list-style-name="LFO5" style:family="paragraph"/>
    <style:style style:name="T150" style:parent-style-name="Car.predefinitoparagrafo" style:family="text">
      <style:text-properties style:font-name-complex="Calibri" fo:font-size="8pt" style:font-size-asian="8pt" style:font-size-complex="8pt"/>
    </style:style>
    <style:style style:name="T151" style:parent-style-name="Car.predefinitoparagrafo" style:family="text">
      <style:text-properties style:font-name-complex="Calibri" fo:font-weight="bold" style:font-weight-asian="bold" fo:font-size="8pt" style:font-size-asian="8pt" style:font-size-complex="8pt"/>
    </style:style>
    <style:style style:name="T152" style:parent-style-name="Car.predefinitoparagrafo" style:family="text">
      <style:text-properties style:font-name-complex="Calibri" fo:font-size="8pt" style:font-size-asian="8pt" style:font-size-complex="8pt"/>
    </style:style>
    <style:style style:name="P153" style:parent-style-name="Normale" style:family="paragraph">
      <style:text-properties style:font-name="Calibri" style:font-name-asian="Calibri" style:font-name-complex="Times New Roman"/>
    </style:style>
    <style:style style:name="P154" style:parent-style-name="Normale" style:family="paragraph">
      <style:text-properties fo:font-weight="bold" style:font-weight-asian="bold" fo:color="#FF0000"/>
    </style:style>
    <style:style style:name="P155" style:parent-style-name="Normale" style:family="paragraph">
      <style:text-properties fo:font-weight="bold" style:font-weight-asian="bold" fo:color="#FF0000"/>
    </style:style>
    <style:style style:name="P156" style:parent-style-name="Normale" style:family="paragraph">
      <style:text-properties fo:font-weight="bold" style:font-weight-asian="bold" fo:color="#FF0000"/>
    </style:style>
    <style:style style:name="P157" style:parent-style-name="Normale" style:family="paragraph">
      <style:text-properties fo:font-weight="bold" style:font-weight-asian="bold" fo:color="#FF0000"/>
    </style:style>
    <style:style style:name="P158" style:parent-style-name="Normale" style:family="paragraph">
      <style:text-properties fo:font-weight="bold" style:font-weight-asian="bold" fo:color="#FF0000"/>
    </style:style>
    <style:style style:name="P159" style:parent-style-name="Normale" style:family="paragraph">
      <style:text-properties fo:font-weight="bold" style:font-weight-asian="bold" fo:color="#FF0000"/>
    </style:style>
    <style:style style:name="P160" style:parent-style-name="Nessunaspaziatura" style:family="paragraph">
      <style:text-properties fo:font-weight="bold" style:font-weight-asian="bold" fo:color="#00B0F0"/>
    </style:style>
    <style:style style:name="P161" style:parent-style-name="Nessunaspaziatura" style:list-style-name="LFO6" style:family="paragraph">
      <style:text-properties style:font-name-complex="Calibri" fo:font-weight="bold" style:font-weight-asian="bold"/>
    </style:style>
    <style:style style:name="P162" style:parent-style-name="Nessunaspaziatura" style:list-style-name="LFO6" style:family="paragraph">
      <style:text-properties style:font-name-complex="Calibri" fo:font-weight="bold" style:font-weight-asian="bold"/>
    </style:style>
    <style:style style:name="P163" style:parent-style-name="Nessunaspaziatura" style:list-style-name="LFO6" style:family="paragraph">
      <style:text-properties style:font-name-complex="Calibri" fo:font-weight="bold" style:font-weight-asian="bold"/>
    </style:style>
    <style:style style:name="P164" style:parent-style-name="Nessunaspaziatura" style:list-style-name="LFO6" style:family="paragraph">
      <style:text-properties style:font-name-complex="Calibri" fo:font-weight="bold" style:font-weight-asian="bold"/>
    </style:style>
    <style:style style:name="P165" style:parent-style-name="Nessunaspaziatura" style:list-style-name="LFO6" style:family="paragraph">
      <style:text-properties style:font-name-complex="Calibri" fo:font-weight="bold" style:font-weight-asian="bold"/>
    </style:style>
    <style:style style:name="P166" style:parent-style-name="Nessunaspaziatura" style:list-style-name="LFO6" style:family="paragraph">
      <style:text-properties style:font-name-complex="Calibri" fo:font-weight="bold" style:font-weight-asian="bold"/>
    </style:style>
    <style:style style:name="P167" style:parent-style-name="Nessunaspaziatura" style:list-style-name="LFO6" style:family="paragraph">
      <style:text-properties style:font-name-complex="Calibri" fo:font-weight="bold" style:font-weight-asian="bold"/>
    </style:style>
    <style:style style:name="P168" style:parent-style-name="Nessunaspaziatura" style:list-style-name="LFO6" style:family="paragraph">
      <style:text-properties style:font-name-complex="Calibri" fo:font-weight="bold" style:font-weight-asian="bold"/>
    </style:style>
    <style:style style:name="P169" style:parent-style-name="Nessunaspaziatura" style:list-style-name="LFO6" style:family="paragraph">
      <style:text-properties style:font-name-complex="Calibri" fo:font-weight="bold" style:font-weight-asian="bold"/>
    </style:style>
    <style:style style:name="P170" style:parent-style-name="Nessunaspaziatura" style:list-style-name="LFO6" style:family="paragraph">
      <style:text-properties style:font-name-complex="Calibri" fo:font-weight="bold" style:font-weight-asian="bold"/>
    </style:style>
    <style:style style:name="P171" style:parent-style-name="Nessunaspaziatura" style:list-style-name="LFO6" style:family="paragraph">
      <style:text-properties style:font-name-complex="Calibri" fo:font-weight="bold" style:font-weight-asian="bold"/>
    </style:style>
    <style:style style:name="P172" style:parent-style-name="Nessunaspaziatura" style:family="paragraph">
      <style:paragraph-properties fo:margin-left="0.5in">
        <style:tab-stops/>
      </style:paragraph-properties>
      <style:text-properties style:font-name-complex="Calibri" fo:font-weight="bold" style:font-weight-asian="bold"/>
    </style:style>
    <style:style style:name="P173" style:parent-style-name="Nessunaspaziatura" style:family="paragraph">
      <style:paragraph-properties fo:margin-left="0.5in">
        <style:tab-stops/>
      </style:paragraph-properties>
      <style:text-properties style:font-name-complex="Calibri" fo:font-weight="bold" style:font-weight-asian="bold"/>
    </style:style>
    <style:style style:name="P174" style:parent-style-name="Nessunaspaziatura" style:list-style-name="LFO6" style:family="paragraph">
      <style:text-properties style:font-name="Calibri" style:font-name-complex="Calibri"/>
    </style:style>
    <style:style style:name="P175" style:parent-style-name="NormaleWeb" style:family="paragraph">
      <style:paragraph-properties style:vertical-align="baseline" fo:margin-top="0in" fo:margin-bottom="0in" fo:margin-left="0.5in" fo:background-color="#FFFFFF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76" style:parent-style-name="NormaleWeb" style:family="paragraph">
      <style:paragraph-properties style:vertical-align="baseline" fo:margin-top="0in" fo:margin-bottom="0in" fo:margin-left="0.5in" fo:background-color="#FFFFFF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77" style:parent-style-name="Nessunaspaziatura" style:list-style-name="LFO6" style:family="paragraph"/>
    <style:style style:name="T178" style:parent-style-name="Car.predefinitoparagrafo" style:family="text">
      <style:text-properties fo:font-weight="bold" style:font-weight-asian="bold"/>
    </style:style>
    <style:style style:name="T179" style:parent-style-name="Car.predefinitoparagrafo" style:family="text">
      <style:text-properties fo:font-weight="bold" style:font-weight-asian="bold"/>
    </style:style>
    <style:style style:name="P180" style:parent-style-name="NormaleWeb" style:family="paragraph">
      <style:paragraph-properties style:vertical-align="baseline" fo:margin-top="0in" fo:margin-bottom="0in" fo:background-color="#FFFFFF"/>
      <style:text-properties style:font-name="Helvetica" fo:font-weight="bold" style:font-weight-asian="bold" style:font-weight-complex="bold" fo:color="#444444" fo:font-size="9pt" style:font-size-asian="9pt" style:font-size-complex="9pt"/>
    </style:style>
    <style:style style:name="P181" style:parent-style-name="Nessunaspaziatura" style:family="paragraph">
      <style:text-properties style:font-name-complex="Calibri" fo:font-weight="bold" style:font-weight-asian="bold" fo:color="#00B0F0"/>
    </style:style>
    <style:style style:name="P182" style:parent-style-name="Nessunaspaziatura" style:list-style-name="LFO10" style:family="paragraph"/>
    <style:style style:name="T183" style:parent-style-name="Car.predefinitoparagrafo" style:family="text">
      <style:text-properties fo:font-weight="bold" style:font-weight-asian="bold"/>
    </style:style>
    <style:style style:name="P184" style:parent-style-name="Nessunaspaziatura" style:list-style-name="LFO10" style:family="paragraph">
      <style:text-properties fo:font-weight="bold" style:font-weight-asian="bold"/>
    </style:style>
    <style:style style:name="P185" style:parent-style-name="Nessunaspaziatura" style:list-style-name="LFO10" style:family="paragraph">
      <style:text-properties fo:font-weight="bold" style:font-weight-asian="bold"/>
    </style:style>
    <style:style style:name="P186" style:parent-style-name="Nessunaspaziatura" style:list-style-name="LFO10" style:family="paragraph">
      <style:text-properties fo:font-weight="bold" style:font-weight-asian="bold"/>
    </style:style>
    <style:style style:name="P187" style:parent-style-name="Nessunaspaziatura" style:list-style-name="LFO10" style:family="paragraph">
      <style:text-properties fo:font-weight="bold" style:font-weight-asian="bold"/>
    </style:style>
    <style:style style:name="P188" style:parent-style-name="NormaleWeb" style:list-style-name="LFO10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fo:font-size="11pt" style:font-size-asian="11pt" style:font-size-complex="11pt"/>
    </style:style>
    <style:style style:name="P189" style:parent-style-name="Nessunaspaziatura" style:list-style-name="LFO10" style:family="paragraph">
      <style:text-properties fo:font-weight="bold" style:font-weight-asian="bold"/>
    </style:style>
    <style:style style:name="P190" style:parent-style-name="Nessunaspaziatura" style:family="paragraph">
      <style:paragraph-properties fo:margin-left="0.5in">
        <style:tab-stops/>
      </style:paragraph-properties>
    </style:style>
    <style:style style:name="P191" style:parent-style-name="Nessunaspaziatura" style:list-style-name="LFO13" style:family="paragraph">
      <style:text-properties fo:font-weight="bold" style:font-weight-asian="bold"/>
    </style:style>
  </office:automatic-styles>
  <office:body>
    <office:text text:use-soft-page-breaks="true">
      <text:p text:style-name="P1">CITTA’ STUDI</text:p>
      <text:p text:style-name="P2">DEFINIZIONE</text:p>
      <text:p text:style-name="Nessunaspaziatura">È<text:s/>un quartiere di Milano, appartenente al Municipio 3.</text:p>
      <text:p text:style-name="Nessunaspaziatura">Il nome<text:s/>che<text:s/>in origine indicava solo la zona occupata dagli edifici del<text:s/><text:span text:style-name="T3">Politecnico<text:s/></text:span>e le<text:s/><text:span text:style-name="T4">cinque facoltà scientifiche dell'Università degli Studi</text:span><text:span text:style-name="T5">, venne<text:s/></text:span>in seguito esteso al quartiere che pian piano ivi sorse, conseguentemente al crescere della città.</text:p>
      <text:p text:style-name="P6"/>
      <text:p text:style-name="Normale"><text:span text:style-name="T7">AFFLUSSO<text:s/></text:span>studenti, ammalati e operatori sanitari e della didattica universitaria.<text:s/></text:p>
      <text:p text:style-name="Normale"><text:span text:style-name="T8">PRIMA</text:span><text:s/><text:s/>vecchi abitanti, operai e impiegati</text:p>
      <text:p text:style-name="Normale"><text:span text:style-name="T9">OGGI</text:span><text:s/><text:s/>giovani creativi e a microimprese nel campo dell’intrattenimento di qualità</text:p>
      <text:p text:style-name="P10"/>
      <text:p text:style-name="Nessunaspaziatura"><text:span text:style-name="T11">POPOLAZIONE<text:s/></text:span>ZONA 3 oltre 139.000 abitanti, nel 2010</text:p>
      <text:p text:style-name="Nessunaspaziatura">Città Studi<text:s/>36.463 abitanti</text:p>
      <text:p text:style-name="Nessunaspaziatura"><text:a xlink:href="http://mediagallery.comune.milano.it/cdm/objects/changeme:24720/datastreams/dataStream1373510600266999/content?pgpath=/SA_SiteContent/SEGUI_AMMINISTRAZIONE/DATI_STATISTICI/pubblicazioni/Pubblicazioni_recenti" office:target-frame-name="_top" xlink:show="replace"><text:span text:style-name="Collegamentoipertestuale">http://mediagallery.comune.milano.it/cdm/objects/changeme:24720/datastreams/dataStream1373510600266999/content?pgpath=/SA_SiteContent/SEGUI_AMMINISTRAZIONE/DATI_STATISTICI/pubblicazioni/Pubblicazioni_recenti</text:span></text:a></text:p>
      <text:p text:style-name="Nessunaspaziatura"/>
      <text:p text:style-name="P12">TRASPORTI</text:p>
      <text:list text:style-name="LFO2" text:continue-numbering="true">
        <text:list-item>
          <text:p text:style-name="P13">Linea M2: stazione di Piazzale Piola</text:p>
        </text:list-item>
      </text:list>
      <text:list text:style-name="LFO3" text:continue-numbering="true">
        <text:list-item>
          <text:p text:style-name="P14">Vicinanza con la stazione di<text:s/><text:span text:style-name="T15">Lambrate</text:span>, servita da treni metropolitani, suburbani, regionali e nazionali.</text:p>
        </text:list-item>
        <text:list-item>
          <text:p text:style-name="P16"><text:span text:style-name="T17">Varie linee di autobus, di tram e di filobus, gestite da ATM</text:span>, collegano Città Studi ai quartieri limitrofi e al centro di Milano.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UN PO’ DI STORIA (presente, passato e futuro)<text:s/></text:p>
      <text:p text:style-name="Normale">-&gt; La storia del quartiere s’intreccia con quella del Politecnico.<text:s/></text:p>
      <text:p text:style-name="P35">PASSATO</text:p>
      <text:p text:style-name="Normale"><text:span text:style-name="T36">Il 29 novembre 1863</text:span><text:s/>Francesco Brioschi<text:s/><text:span text:style-name="T37">inaugura il<text:s/></text:span>Politecnico (indirizzi di<text:s/><text:span text:style-name="T38">ingegneria Civile e Industriale</text:span>), con sede il<text:s/><text:span text:style-name="T39">Collegio Elvetico nel Palazzo del Senato</text:span>.</text:p>
      <text:p text:style-name="Nessunaspaziatura"><text:span text:style-name="T40">1865</text:span><text:s/>il Politecnico si arricchisce con la Scuola per Architetti.<text:s/></text:p>
      <text:p text:style-name="Nessunaspaziatura"><text:span text:style-name="T41">1866</text:span><text:s/>la sede del Politecnico si traferisce nel Palazzo della Canonica di<text:s/><text:span text:style-name="T42">Piazza Cavour</text:span>.</text:p>
      <text:p text:style-name="Nessunaspaziatura"><text:span text:style-name="T43">anni ’20</text:span><text:s text:c="2"/>costruzione di isolati di abitazioni per fronteggiare la<text:s/><text:span text:style-name="T44">crescente e continua esplosione demografica<text:s/></text:span></text:p>
      <text:p text:style-name="Nessunaspaziatura"><text:span text:style-name="T45">1915-27</text:span><text:s/>costruzione della seconda sede del Poltecnico in<text:s/><text:span text:style-name="T46">Piazza Leonardo da Vinci</text:span></text:p>
      <text:p text:style-name="Nessunaspaziatura"><text:span text:style-name="T47">Il 22 dicembre 1927</text:span><text:s/>inaugurazione ufficiale del nuovo polo (Regio Politecnico di Milano).<text:s/></text:p>
      <text:p text:style-name="Nessunaspaziatura"><text:span text:style-name="T48">1933</text:span><text:s/>il Politecnico si divide in due distinte facoltà: Architettura e Ingegneria.<text:s/></text:p>
      <text:p text:style-name="Nessunaspaziatura"><text:span text:style-name="T49">1963</text:span><text:s/>assegnazione del Nobel a Giulio Natta, professore di chimica industriale, per i suoi studi sulle materie plastiche.<text:s/></text:p>
      <text:p text:style-name="Nessunaspaziatura">Ma specializzazioni, professori e studenti<text:s/><text:span text:style-name="T50">si moltiplicavano</text:span><text:s/>(la nuova sede di Piazza da Vinci insufficiente)</text:p>
      <text:p text:style-name="Nessunaspaziatura"><text:span text:style-name="T51">1964</text:span><text:s/>la Facoltà di Architettura si trasferiva in<text:s/><text:span text:style-name="T52">via Bonardi</text:span>.<text:s/></text:p>
      <text:p text:style-name="Nessunaspaziatura"><text:span text:style-name="T53">17 settembre 1970</text:span><text:s/>attentato terroristico delle Brigate Rosse, che bruciano l’auto di Giuseppe Leoni dirigente della Sit-Siemens.</text:p>
      <text:p text:style-name="P54"/>
      <text:p text:style-name="P55">FUTURO</text:p>
      <text:list text:style-name="LFO13" text:continue-numbering="true">
        <text:list-item>
          <text:p text:style-name="P56"><text:span text:style-name="T57">2015</text:span><text:s/>annuncio<text:s/>di un progetto di un Campus firmato da Renzo Piano, elaborato dallo ODB Architects.<text:s/></text:p>
        </text:list-item>
      </text:list>
      <text:p text:style-name="P58">-I cantieri partiranno entro giugno 2018 e i primi studenti dovrebbero poter entrare nelle nuove aule entro la fine del 2020.</text:p>
      <text:p text:style-name="P59">-Il progetto consiste in quattro nuovi edifici in via Bonardi per una superficie di 4.200 mq, che ospiteranno laboratori di modellistica architettonica, tecnologie digitali e di progettazione oltre a spazi studio e aule per la didattica, mentre all’esterno sarà presente un’area a verde aperta ai cittadini di 8.950 mq.</text:p>
      <text:p text:style-name="P60"/>
      <text:list text:style-name="LFO13" text:continue-numbering="true">
        <text:list-item>
          <text:p text:style-name="P61">intenzione di<text:s/><text:span text:style-name="T62">delocalizzare</text:span><text:s/>le facoltà dell’Università statale all’area Expo (Rho)<text:s/></text:p>
        </text:list-item>
      </text:list>
      <text:p text:style-name="Nessunaspaziatura">con conseguenti degrado, speculazione edilizia e morte sociale per il quartiere</text:p>
      <text:p text:style-name="Nessunaspaziatura"/>
      <text:p text:style-name="Nessunaspaziatura"/>
      <text:p text:style-name="Nessunaspaziatura"/>
      <text:p text:style-name="Nessunaspaziatura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Nessunaspaziatura"/>
      <text:p text:style-name="Nessunaspaziatura"/>
      <text:p text:style-name="P74"/>
      <text:p text:style-name="P75"/>
      <text:p text:style-name="P76"/>
      <text:p text:style-name="P77"/>
      <text:p text:style-name="Normale"><text:span text:style-name="T78">DA INDICARE SULLA PIANTA</text:span><text:span text:style-name="T79"><text:s/></text:span><text:span text:style-name="T80">-&gt;<text:s/></text:span><text:span text:style-name="T81">monumenti e luoghi d’interesse</text:span></text:p>
      <text:p text:style-name="P82">UNIVERSITA’ e SCUOLE</text:p>
      <text:list text:style-name="LFO1" text:continue-numbering="true">
        <text:list-item>
          <text:p text:style-name="P83">Politecnico di Milano<text:s/>(sede Milano-Leonardo)</text:p>
        </text:list-item>
        <text:list-item>
          <text:p text:style-name="P84">Università Statale di Milano (facoltà scientifiche)</text:p>
        </text:list-item>
        <text:list-item>
          <text:p text:style-name="P85">Facoltà di Medicina e chirurgia;<text:s/>Medicina veterinaria;<text:s/>Scienze agrarie e alimentari;<text:s/>Scienze del farmaco;<text:s/>Scienze e tecnologie;<text:s/>Scienze motorie</text:p>
        </text:list-item>
        <text:list-item>
          <text:p text:style-name="P86"><text:span text:style-name="T87">numerose<text:s/></text:span><text:span text:style-name="T88">scuole</text:span><text:span text:style-name="T89"><text:s/>elementari, medie e superiori.</text:span></text:p>
        </text:list-item>
      </text:list>
      <text:p text:style-name="P90"/>
      <text:p text:style-name="P91">CLINICHE PRIVATE E PUBBLICHE</text:p>
      <text:list text:style-name="LFO1" text:continue-numbering="true">
        <text:list-item>
          <text:p text:style-name="P92">Istituto nazionale per lo studio e la cura dei tumori</text:p>
        </text:list-item>
        <text:list-item>
          <text:p text:style-name="P93">Istituto<text:s/>nazionale<text:s/>neurologico Carlo<text:s/>Besta</text:p>
        </text:list-item>
      </text:list>
      <text:p text:style-name="P94"/>
      <text:p text:style-name="P95">CENTRI DI RICERCA</text:p>
      <text:list text:style-name="LFO11" text:continue-numbering="true">
        <text:list-item>
          <text:p text:style-name="P96">CNR</text:p>
        </text:list-item>
        <text:list-item>
          <text:p text:style-name="P97">Amadeo Lab<text:s/></text:p>
        </text:list-item>
      </text:list>
      <text:p text:style-name="P98"/>
      <text:p text:style-name="P99">PARROCCHIE<text:s/></text:p>
      <text:list text:style-name="LFO11" text:continue-numbering="true">
        <text:list-item>
          <text:p text:style-name="P100">Santo Spirito, San Nereo e Achilleo, San Pio X e San Luca</text:p>
        </text:list-item>
      </text:list>
      <text:list text:style-name="LFO5" text:continue-numbering="true">
        <text:list-item>
          <text:p text:style-name="P101">Chiesa dei Santi Nereo e Achilleo</text:p>
        </text:list-item>
      </text:list>
      <text:list text:style-name="LFO1" text:continue-numbering="true">
        <text:list-item>
          <text:p text:style-name="P102">Chiesa di San Pio X</text:p>
        </text:list-item>
        <text:list-item>
          <text:p text:style-name="P103">( ex. Giò Ponti, Chiesa di San Luca Evangelista, via Ampere 75)</text:p>
        </text:list-item>
      </text:list>
      <text:p text:style-name="P104"/>
      <text:p text:style-name="P105">AREE VERDI</text:p>
      <text:list text:style-name="LFO1" text:continue-numbering="true">
        <text:list-item>
          <text:p text:style-name="P106">L’Orto Botanico<text:s/></text:p>
        </text:list-item>
      </text:list>
      <text:p text:style-name="P107">Ai margini del quartiere sorgono<text:s/></text:p>
      <text:list text:style-name="LFO1" text:continue-numbering="true">
        <text:list-item>
          <text:list>
            <text:list-item>
              <text:p text:style-name="P108">Parco Lambro<text:s/></text:p>
            </text:list-item>
            <text:list-item>
              <text:p text:style-name="P109">Parco Forlanini<text:s/></text:p>
            </text:list-item>
          </text:list>
        </text:list-item>
        <text:list-item>
          <text:p text:style-name="P110">viale Romagna e viale Lombardia (viali alberati)</text:p>
        </text:list-item>
      </text:list>
      <text:p text:style-name="P111"/>
      <text:p text:style-name="P112">REALTA’ ARTISTICHE</text:p>
      <text:list text:style-name="LFO1" text:continue-numbering="true">
        <text:list-item>
          <text:p text:style-name="P113">Area M, a Milano il quartiere per gli amanti della musica jazz</text:p>
        </text:list-item>
      </text:list>
      <text:p text:style-name="P114"/>
      <text:p text:style-name="P115">REALTA’ CULTURALI</text:p>
      <text:list text:style-name="LFO5" text:continue-numbering="true">
        <text:list-item>
          <text:p text:style-name="P116"><text:span text:style-name="T117">storica Libreria Utopia di via Moscova si è trasferita in via Vallazze 34</text:span></text:p>
        </text:list-item>
        <text:list-item>
          <text:p text:style-name="P118"><text:span text:style-name="T119">Spazio Nohma, via Orcagna 2, curato e animato da Livia Pomodoro</text:span></text:p>
        </text:list-item>
        <text:list-item>
          <text:p text:style-name="P120"><text:span text:style-name="T121">Palazzi</text:span><text:span text:style-name="T122"><text:s/>anche importanti dal punto di vista<text:s/></text:span><text:span text:style-name="T123">architettonico</text:span><text:span text:style-name="T124"><text:s/>(nomi famosi come Giordano Forti, Gio Ponti e Piero Portaluppi e ancora Vittoriano Viganò) o<text:s/></text:span><text:span text:style-name="T125">storico</text:span></text:p>
        </text:list-item>
      </text:list>
      <text:p text:style-name="P126"/>
      <text:p text:style-name="P127">Degrado</text:p>
      <text:p text:style-name="P128">Ex. L’edificio eclettico del Dipartimento di Matematica “Federigo Enriques” in via Cesare Saldini 50, che dal 1920 non ha più visto una riparazione,<text:s/></text:p>
      <text:p text:style-name="P129">Ex. L’edificio rossiccio del Centro Internazionale per lo Studio della Composizione Corporea in Via Sandro Botticelli, scrostato come un vecchio palazzo abbandonato.</text:p>
      <text:p text:style-name="P130">Ex. L’edificio dell’Istituto Zooprofilattico Sperimentale Della Lombardia E Dell’Emilia Romagna, in via Giovanni Celoria al 12 è tappezzato da manifesti, scritte e imbruttimenti di ogni genere. Compreso il bellissimo bassorilievo posto all’ingresso che è stato deturpato con vernice rossa.</text:p>
      <text:p text:style-name="P131"/>
      <text:p text:style-name="P132"/>
      <text:p text:style-name="P133">CIBO</text:p>
      <text:list text:style-name="LFO5" text:continue-numbering="true">
        <text:list-item>
          <text:p text:style-name="P134"><text:span text:style-name="T135">steack house Skuisito</text:span><text:span text:style-name="T136">, via Pacini 18</text:span></text:p>
        </text:list-item>
        <text:list-item>
          <text:p text:style-name="P137"><text:span text:style-name="T138">La Cuccuma</text:span><text:span text:style-name="T139">, locale folkloristico, via Pacini 26 (l'interno è la ricostruzione di una nave)</text:span></text:p>
        </text:list-item>
        <text:list-item>
          <text:p text:style-name="P140"><text:span text:style-name="T141">Ritorante Pizzeria Anna e Leo,</text:span><text:span text:style-name="T142"><text:s/>via Conte Rosso (ha un salone che sembra un giardino interno grazie a un profluvio di piante e teli verdi. Fa sognare di essere all'aperto.)</text:span></text:p>
        </text:list-item>
        <text:list-item>
          <text:p text:style-name="P143"><text:span text:style-name="T144">Al less</text:span><text:span text:style-name="T145">, viale Lombardia 28, offre cibo di buona qualità e ospita spesso anche eventi letterari.</text:span></text:p>
        </text:list-item>
        <text:list-item>
          <text:p text:style-name="P146"><text:span text:style-name="T147">Bar Basso</text:span><text:span text:style-name="T148">, via Plinio, 39 dov'è nato il Negroni Sbagliato.</text:span></text:p>
        </text:list-item>
        <text:list-item>
          <text:p text:style-name="P149"><text:span text:style-name="T150">gelateria artigianale<text:s/></text:span><text:span text:style-name="T151">da Elio</text:span><text:span text:style-name="T152"><text:s/>in via Bazzini, 3.</text:span></text:p>
        </text:list-item>
      </text:list>
      <text:p text:style-name="P153"/>
      <text:p text:style-name="P154"/>
      <text:p text:style-name="P155"/>
      <text:p text:style-name="P156"/>
      <text:p text:style-name="P157"/>
      <text:p text:style-name="P158"/>
      <text:p text:style-name="P159">PRO e CONTRO</text:p>
      <text:p text:style-name="P160">Pro</text:p>
      <text:list text:style-name="LFO6" text:continue-numbering="true">
        <text:list-item>
          <text:p text:style-name="P161">Attraversata da parchi e giardini pubblici</text:p>
        </text:list-item>
        <text:list-item>
          <text:p text:style-name="P162">Caratterizzata da diverse generazioni<text:s/>(studenti e pensionati)</text:p>
        </text:list-item>
        <text:list-item>
          <text:p text:style-name="P163">Presenza di facoltà universitarie<text:s/></text:p>
        </text:list-item>
        <text:list-item>
          <text:p text:style-name="P164">Tradizione e innovazione coesistono<text:s text:c="2"/>(botteghe, negozi,<text:s/>ristoranti e locali, le gallerie<text:s/>d’arte).</text:p>
        </text:list-item>
        <text:list-item>
          <text:p text:style-name="P165">Vivacità<text:s/>(rispecchia un’anima di Milano, riservata ma operosa, dinamica e tranquilla).</text:p>
        </text:list-item>
        <text:list-item>
          <text:p text:style-name="P166">Il nuovo design (salone del mobile,<text:s/>zona Ventura-Lambrate)</text:p>
        </text:list-item>
        <text:list-item>
          <text:p text:style-name="P167">Curiosità<text:s/>(luoghi verdi, angoli e scorci inattesi)</text:p>
        </text:list-item>
        <text:list-item>
          <text:p text:style-name="P168">Senso di appartenenza<text:s/>(locali<text:s/>che si migliorano-&gt;<text:s/>Pub Matricola e al birrificio di Lambrate)</text:p>
        </text:list-item>
        <text:list-item>
          <text:p text:style-name="P169">Architettura da scoprire<text:s/>( ex.<text:s/>Giò Ponti, Chiesa di San Luca Evangelista, via Ampere 75)</text:p>
        </text:list-item>
        <text:list-item>
          <text:p text:style-name="P170">Posizione privilegiata<text:s/>(mezzi pubblici)</text:p>
        </text:list-item>
        <text:list-item>
          <text:p text:style-name="P171">Identità composita<text:s/>del quarteiere: Quartiere universitario che conserva due anime</text:p>
        </text:list-item>
      </text:list>
      <text:p text:style-name="P172">- anima profondamente milanese (Ortica) -&gt; trattorie, spazi ricreativi per anziani e famiglie</text:p>
      <text:p text:style-name="P173">- anima tecnologica (Spazio Ventura) -&gt; nuovi insediamenti produttivi, gallerie d’arte e associazioni di produttori di design.</text:p>
      <text:list text:style-name="LFO6" text:continue-numbering="true">
        <text:list-item>
          <text:p text:style-name="P174">cambiamenti negli Anni 90 e 2000</text:p>
        </text:list-item>
      </text:list>
      <text:p text:style-name="P175">-nuova stazione di Lambrate</text:p>
      <text:p text:style-name="P176">-progetti di riqualificazione degli ex insediamenti industriali dell’Innocenti e Faema che, in parte sono stati trasformati in zone residenziali, in parte sono stati reinventati come spazi espositivi per l’arte contemporanea e il design, ma anche per l’ascolto della musica jazz grazie al progetto Area M(usica), promosso con il concorso di Fondazione CARIPLO.<text:line-break/>-nuovi negozi in via Pacini (alta gastronomia e ristorazione di qualità)</text:p>
      <text:list text:style-name="LFO6" text:continue-numbering="true">
        <text:list-item>
          <text:p text:style-name="P177">Si tratta di un quartiere identitario che unisce<text:s/><text:span text:style-name="T178">suggestioni popolari e letterarie</text:span>, Gadda e el nost Politecnic, la borghesia minuta del Dopoguerra, gli studenti della stazione Piola e Jannacci, che si incontrava qui con Iliprandi e Tadini quando fischiettava El purtava i scarp del tenis. Un luogo compiuto della storia, un<text:s/><text:span text:style-name="T179">monumento milanese</text:span>, ricorda il professore di estetica delle città, Marco Romano, dove il rammendo sarebbe più utile dello svuotamento.<text:s/></text:p>
        </text:list-item>
      </text:list>
      <text:p text:style-name="P180"/>
      <text:p text:style-name="P181">Contro</text:p>
      <text:list text:style-name="LFO10" text:continue-numbering="true">
        <text:list-item>
          <text:p text:style-name="P182"><text:span text:style-name="T183">Da città studi a quartiere fantasma</text:span></text:p>
        </text:list-item>
        <text:list-item>
          <text:p text:style-name="P184">Senso di abbandono e degrado</text:p>
        </text:list-item>
        <text:list-item>
          <text:p text:style-name="P185">Il quartiere è un “campeggio per automobili”.<text:s/></text:p>
        </text:list-item>
        <text:list-item>
          <text:p text:style-name="P186">Quartiere deserto nel weekend<text:s/></text:p>
        </text:list-item>
        <text:list-item>
          <text:p text:style-name="P187">Necessità di un coordinamento tra le varie istituzioni e il Comune per garantire maggiore pulizia ed ordine.<text:s/></text:p>
        </text:list-item>
        <text:list-item>
          <text:p text:style-name="P188">Non è un quartiere dalla grande attrattiva commerciale <text:s/>(a eccezione di Via Pacini e di via Ampère, dove risiedono le maggiori attività commerciali)</text:p>
        </text:list-item>
        <text:list-item>
          <text:p text:style-name="P189">Degrado di<text:s/>architetture eclettiche<text:s/>ed edifici istutuzionali, imbrattati da scritte e ridotti a dei ruderi, quando<text:s/>invece<text:s/>dovrebbero<text:s/>trasmettere<text:s/>un senso<text:s/>di<text:s/>autorevolezza.</text:p>
        </text:list-item>
      </text:list>
      <text:p text:style-name="P190">(Ex. “Federigo Enriques” in via Cesare Saldini 50, Centro Internazionale per lo Studio della Composizione Corporea in Via Sandro Botticelli, Istituto Zooprofilattico Sperimentale Della Lombardia e Dell’Emilia Romagna, in via Giovanni Celoria al 12)</text:p>
      <text:list text:style-name="LFO13" text:continue-numbering="true">
        <text:list-item>
          <text:p text:style-name="P191">Possibile futuro degrado, speculazione edilizia, morte sociale e perdita del valore storico-culturale-sociale del quartiere (intenzione di delocalizzare le facoltà dell’Università statale)<text:s/></text:p>
        </text:list-item>
      </text:list>
      <text:p text:style-name="Nessunaspaziatur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essunaspaziatura" style:display-name="Nessuna spaziatura" style:family="paragraph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Pirovano</meta:initial-creator>
    <dc:creator>Cristina Pirovano</dc:creator>
    <meta:creation-date>2018-03-10T15:35:00Z</meta:creation-date>
    <dc:date>2018-03-10T19:49:00Z</dc:date>
    <meta:template xlink:href="Normal.dotm" xlink:type="simple"/>
    <meta:editing-cycles>36</meta:editing-cycles>
    <meta:editing-duration>PT0S</meta:editing-duration>
    <meta:document-statistic meta:page-count="4" meta:paragraph-count="17" meta:word-count="1294" meta:character-count="8658" meta:row-count="61" meta:non-whitespace-character-count="7381"/>
  </office:meta>
</office:document-meta>
</file>